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5.05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68.15pt"/>
    </style:style>
    <style:style style:name="co6" style:family="table-column">
      <style:table-column-properties fo:break-before="auto" style:column-width="76.31pt"/>
    </style:style>
    <style:style style:name="co7" style:family="table-column">
      <style:table-column-properties fo:break-before="auto" style:column-width="78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e4e5" fo:border="0.74pt solid #000000"/>
      <style:text-properties fo:font-weight="bold"/>
    </style:style>
    <style:style style:name="ce2" style:family="table-cell" style:parent-style-name="Default">
      <style:table-cell-properties fo:background-color="#bce4e5" fo:border="0.74pt solid #000000"/>
    </style:style>
    <style:style style:name="ce3" style:family="table-cell" style:parent-style-name="Default">
      <style:table-cell-properties fo:border="0.74pt solid #000000"/>
      <style:text-properties fo:font-weight="bold"/>
    </style:style>
    <style:style style:name="ce4" style:family="table-cell" style:parent-style-name="Default">
      <style:table-cell-properties fo:border="0.74pt solid #000000"/>
      <style:map style:condition="cell-content()&lt;90" style:apply-style-name="Warning" style:base-cell-address="Sheet1.B2"/>
      <style:map style:condition="cell-content()&gt;=90" style:apply-style-name="Untitled2" style:base-cell-address="Sheet1.B2"/>
    </style:style>
    <style:style style:name="ce5" style:family="table-cell" style:parent-style-name="Default">
      <style:table-cell-properties fo:border="0.74pt solid #000000"/>
      <style:map style:condition="cell-content()&lt;90" style:apply-style-name="Warning" style:base-cell-address="Sheet1.B2"/>
      <style:map style:condition="cell-content()&gt;=90" style:apply-style-name="Untitled2" style:base-cell-address="Sheet1.B2"/>
    </style:style>
    <style:style style:name="ce6" style:family="table-cell" style:parent-style-name="Default">
      <style:table-cell-properties fo:border="0.74pt solid #000000"/>
      <style:map style:condition="cell-content()&lt;90" style:apply-style-name="Warning" style:base-cell-address="Sheet1.B2"/>
      <style:map style:condition="cell-content()&gt;=90" style:apply-style-name="Untitled2" style:base-cell-address="Sheet1.B2"/>
    </style:style>
    <style:style style:name="ce7" style:family="table-cell" style:parent-style-name="Default">
      <style:table-cell-properties fo:border="0.74pt solid #000000"/>
      <style:map style:condition="cell-content-is-between(0.8,1)" style:apply-style-name="Untitled3" style:base-cell-address="Sheet1.C2"/>
      <style:map style:condition="cell-content-is-between(0.6,0.8)" style:apply-style-name="Untitled4" style:base-cell-address="Sheet1.C2"/>
      <style:map style:condition="cell-content()&lt;0.6" style:apply-style-name="Warning" style:base-cell-address="Sheet1.C2"/>
    </style:style>
    <style:style style:name="ce8" style:family="table-cell" style:parent-style-name="Default">
      <style:table-cell-properties fo:border="0.74pt solid #000000"/>
      <style:map style:condition="cell-content-is-between(0.8,1)" style:apply-style-name="Untitled3" style:base-cell-address="Sheet1.C2"/>
      <style:map style:condition="cell-content-is-between(0.6,0.8)" style:apply-style-name="Untitled4" style:base-cell-address="Sheet1.C2"/>
      <style:map style:condition="cell-content()&lt;0.6" style:apply-style-name="Warning" style:base-cell-address="Sheet1.C2"/>
    </style:style>
    <style:style style:name="ce9" style:family="table-cell" style:parent-style-name="Default">
      <style:table-cell-properties fo:border="0.74pt solid #000000"/>
      <style:map style:condition="cell-content()&lt;=0.09" style:apply-style-name="Untitled1" style:base-cell-address="Sheet1.D2"/>
      <style:map style:condition="cell-content()&gt;0.09" style:apply-style-name="Warning" style:base-cell-address="Sheet1.D2"/>
    </style:style>
    <style:style style:name="ce10" style:family="table-cell" style:parent-style-name="Default">
      <style:table-cell-properties fo:border="0.74pt solid #000000"/>
      <style:map style:condition="cell-content()&lt;=0.09" style:apply-style-name="Untitled1" style:base-cell-address="Sheet1.D2"/>
      <style:map style:condition="cell-content()&gt;0.09" style:apply-style-name="Warning" style:base-cell-address="Sheet1.D2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="0.74pt solid #000000"/>
      <style:map style:condition="cell-content()&gt;=0.9" style:apply-style-name="Untitled1" style:base-cell-address="Sheet1.E3"/>
      <style:map style:condition="cell-content-is-between(0.7,0.9)" style:apply-style-name="Untitled8" style:base-cell-address="Sheet1.E3"/>
      <style:map style:condition="cell-content()&lt;0.7" style:apply-style-name="Warning" style:base-cell-address="Sheet1.E3"/>
    </style:style>
    <style:style style:name="ce14" style:family="table-cell" style:parent-style-name="Default">
      <style:table-cell-properties fo:border="0.74pt solid #000000"/>
      <style:text-properties fo:color="#00a65d"/>
      <style:map style:condition="cell-content-is-between(0,0.09)" style:apply-style-name="Untitled1" style:base-cell-address="Sheet1.F3"/>
      <style:map style:condition="cell-content-is-between(0.09,0.15)" style:apply-style-name="Untitled8" style:base-cell-address="Sheet1.F3"/>
      <style:map style:condition="cell-content()&gt;0.15" style:apply-style-name="Warning" style:base-cell-address="Sheet1.F3"/>
    </style:style>
    <style:style style:name="ce49" style:family="table-cell" style:parent-style-name="Default">
      <style:table-cell-properties fo:background-color="transparent" fo:border="0.74pt solid #000000"/>
      <style:text-properties fo:font-weight="normal" style:font-weight-asian="normal" style:font-weight-complex="normal"/>
      <style:map style:condition="cell-content-is-between(0,0.09)" style:apply-style-name="Untitled1" style:base-cell-address="Sheet1.F3"/>
      <style:map style:condition="cell-content-is-between(0.09,0.15)" style:apply-style-name="Untitled8" style:base-cell-address="Sheet1.F3"/>
      <style:map style:condition="cell-content()&gt;0.15" style:apply-style-name="Warning" style:base-cell-address="Sheet1.F3"/>
    </style:style>
    <style:style style:name="ce16" style:family="table-cell" style:parent-style-name="Default">
      <style:table-cell-properties fo:border="0.74pt solid #000000"/>
      <style:map style:condition="cell-content-is-between(0,0.09)" style:apply-style-name="Untitled1" style:base-cell-address="Sheet1.F3"/>
      <style:map style:condition="cell-content-is-between(0.09,0.15)" style:apply-style-name="Untitled8" style:base-cell-address="Sheet1.F3"/>
      <style:map style:condition="cell-content()&gt;0.15" style:apply-style-name="Warning" style:base-cell-address="Sheet1.F3"/>
    </style:style>
    <style:style style:name="ce17" style:family="table-cell" style:parent-style-name="Default">
      <style:table-cell-properties fo:background-color="#fffbcc" fo:border="0.74pt solid #000000"/>
      <style:text-properties fo:font-weight="bold"/>
    </style:style>
    <style:style style:name="ce18" style:family="table-cell" style:parent-style-name="Default">
      <style:table-cell-properties fo:background-color="#fffbcc" fo:border="0.74pt solid #000000"/>
    </style:style>
    <style:style style:name="ce19" style:family="table-cell" style:parent-style-name="Default">
      <style:table-cell-properties fo:background-color="#fffbcc" fo:border="0.74pt solid #000000"/>
      <style:map style:condition="cell-content()&gt;=0.9" style:apply-style-name="Untitled1" style:base-cell-address="Sheet1.E3"/>
      <style:map style:condition="cell-content-is-between(0.7,0.9)" style:apply-style-name="Untitled8" style:base-cell-address="Sheet1.E3"/>
      <style:map style:condition="cell-content()&lt;0.7" style:apply-style-name="Warning" style:base-cell-address="Sheet1.E3"/>
    </style:style>
    <style:style style:name="ce21" style:family="table-cell" style:parent-style-name="Default">
      <style:table-cell-properties fo:background-color="#fffbcc" fo:border="0.74pt solid #000000"/>
      <style:text-properties fo:color="#00a65d"/>
    </style:style>
    <style:style style:name="ce23" style:family="table-cell" style:parent-style-name="Default">
      <style:table-cell-properties fo:background-color="#fffbcc" fo:border="0.74pt solid #000000"/>
      <style:text-properties fo:color="#000000"/>
    </style:style>
    <style:style style:name="ce24" style:family="table-cell" style:parent-style-name="Default">
      <style:table-cell-properties fo:background-color="#e0efd4" fo:border="0.74pt solid #000000"/>
      <style:text-properties fo:font-weight="bold"/>
    </style:style>
    <style:style style:name="ce25" style:family="table-cell" style:parent-style-name="Default">
      <style:table-cell-properties fo:background-color="#e0efd4" fo:border="0.74pt solid #000000"/>
    </style:style>
    <style:style style:name="ce26" style:family="table-cell" style:parent-style-name="Default">
      <style:table-cell-properties fo:background-color="#e0efd4" fo:border="0.74pt solid #000000"/>
      <style:map style:condition="cell-content()&gt;=0.9" style:apply-style-name="Untitled1" style:base-cell-address="Sheet1.E3"/>
      <style:map style:condition="cell-content-is-between(0.7,0.9)" style:apply-style-name="Untitled8" style:base-cell-address="Sheet1.E3"/>
      <style:map style:condition="cell-content()&lt;0.7" style:apply-style-name="Warning" style:base-cell-address="Sheet1.E3"/>
    </style:style>
    <style:style style:name="ce27" style:family="table-cell" style:parent-style-name="Default">
      <style:table-cell-properties fo:background-color="#e0efd4" fo:border="0.74pt solid #000000"/>
      <style:text-properties fo:color="#ce181e"/>
      <style:map style:condition="cell-content()&gt;=0.9" style:apply-style-name="Untitled1" style:base-cell-address="Sheet1.E3"/>
      <style:map style:condition="cell-content-is-between(0.7,0.9)" style:apply-style-name="Untitled8" style:base-cell-address="Sheet1.E3"/>
      <style:map style:condition="cell-content()&lt;0.7" style:apply-style-name="Warning" style:base-cell-address="Sheet1.E3"/>
    </style:style>
    <style:style style:name="ce29" style:family="table-cell" style:parent-style-name="Default">
      <style:table-cell-properties fo:background-color="#e0efd4" fo:border="0.74pt solid #000000"/>
      <style:text-properties fo:color="#00a65d"/>
    </style:style>
    <style:style style:name="ce31" style:family="table-cell" style:parent-style-name="Default">
      <style:table-cell-properties fo:background-color="#e0efd4" fo:border="0.74pt solid #000000"/>
      <style:text-properties fo:color="#000000"/>
    </style:style>
    <style:style style:name="ce32" style:family="table-cell" style:parent-style-name="Default">
      <style:table-cell-properties fo:background-color="transparent" fo:border="none"/>
      <style:text-properties fo:font-weight="bold"/>
    </style:style>
    <style:style style:name="ce33" style:family="table-cell" style:parent-style-name="Default">
      <style:table-cell-properties fo:background-color="transparent" fo:border="none"/>
      <style:map style:condition="cell-content()&gt;=0.9" style:apply-style-name="Untitled1" style:base-cell-address="Sheet1.N2"/>
      <style:map style:condition="cell-content-is-between(0.7,0.9)" style:apply-style-name="Untitled8" style:base-cell-address="Sheet1.N2"/>
      <style:map style:condition="cell-content()&lt;0.7" style:apply-style-name="Warning" style:base-cell-address="Sheet1.N2"/>
    </style:style>
    <style:style style:name="ce34" style:family="table-cell" style:parent-style-name="Default">
      <style:table-cell-properties fo:background-color="transparent" fo:border="none"/>
      <style:map style:condition="cell-content()&gt;=0.9" style:apply-style-name="Untitled1" style:base-cell-address="Sheet1.N2"/>
      <style:map style:condition="cell-content-is-between(0.7,0.9)" style:apply-style-name="Untitled8" style:base-cell-address="Sheet1.N2"/>
      <style:map style:condition="cell-content()&lt;0.7" style:apply-style-name="Warning" style:base-cell-address="Sheet1.N2"/>
    </style:style>
    <style:style style:name="ce35" style:family="table-cell" style:parent-style-name="Default">
      <style:table-cell-properties fo:background-color="transparent" fo:border="none"/>
      <style:map style:condition="cell-content()&gt;=90" style:apply-style-name="Untitled1" style:base-cell-address="Sheet1.O2"/>
      <style:map style:condition="cell-content-is-between(70,90)" style:apply-style-name="Untitled8" style:base-cell-address="Sheet1.O2"/>
      <style:map style:condition="cell-content()&lt;70" style:apply-style-name="Warning" style:base-cell-address="Sheet1.O2"/>
    </style:style>
    <style:style style:name="ce36" style:family="table-cell" style:parent-style-name="Default">
      <style:table-cell-properties fo:background-color="transparent" fo:border="none"/>
      <style:map style:condition="cell-content()&gt;=90" style:apply-style-name="Untitled1" style:base-cell-address="Sheet1.O2"/>
      <style:map style:condition="cell-content-is-between(70,90)" style:apply-style-name="Untitled8" style:base-cell-address="Sheet1.O2"/>
      <style:map style:condition="cell-content()&lt;70" style:apply-style-name="Warning" style:base-cell-address="Sheet1.O2"/>
    </style:style>
    <style:style style:name="ce37" style:family="table-cell" style:parent-style-name="Default">
      <style:table-cell-properties fo:background-color="transparent" fo:border="none"/>
      <style:text-properties fo:font-weight="normal"/>
      <style:map style:condition="cell-content()&gt;=90" style:apply-style-name="Untitled1" style:base-cell-address="Sheet1.O2"/>
      <style:map style:condition="cell-content-is-between(70,90)" style:apply-style-name="Untitled8" style:base-cell-address="Sheet1.O2"/>
      <style:map style:condition="cell-content()&lt;70" style:apply-style-name="Warning" style:base-cell-address="Sheet1.O2"/>
    </style:style>
    <style:style style:name="ce38" style:family="table-cell" style:parent-style-name="Default">
      <style:table-cell-properties fo:background-color="transparent" fo:border="none"/>
    </style:style>
    <style:style style:name="ce39" style:family="table-cell" style:parent-style-name="Default">
      <style:table-cell-properties fo:background-color="transparent" fo:border="none"/>
      <style:text-properties fo:font-weight="normal" style:font-weight-asian="normal" style:font-weight-complex="normal"/>
      <style:map style:condition="cell-content()&gt;=90" style:apply-style-name="Untitled1" style:base-cell-address="Sheet1.O2"/>
      <style:map style:condition="cell-content-is-between(70,90)" style:apply-style-name="Untitled8" style:base-cell-address="Sheet1.O2"/>
      <style:map style:condition="cell-content()&lt;70" style:apply-style-name="Warning" style:base-cell-address="Sheet1.O2"/>
    </style:style>
    <style:style style:name="ce40" style:family="table-cell" style:parent-style-name="Default">
      <style:table-cell-properties fo:background-color="transparent" fo:border="none"/>
      <style:text-properties fo:color="#ce181e"/>
      <style:map style:condition="cell-content()&gt;=0.9" style:apply-style-name="Untitled1" style:base-cell-address="Sheet1.N2"/>
      <style:map style:condition="cell-content-is-between(0.7,0.9)" style:apply-style-name="Untitled8" style:base-cell-address="Sheet1.N2"/>
      <style:map style:condition="cell-content()&lt;0.7" style:apply-style-name="Warning" style:base-cell-address="Sheet1.N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8"/>
        <table:table-column table:style-name="co4" table:default-cell-style-name="ce10"/>
        <table:table-column table:style-name="co4" table:default-cell-style-name="ce12"/>
        <table:table-column table:style-name="co5" table:default-cell-style-name="ce14"/>
        <table:table-column table:style-name="co4" table:default-cell-style-name="ce19"/>
        <table:table-column table:style-name="co4" table:default-cell-style-name="ce21"/>
        <table:table-column table:style-name="co4" table:default-cell-style-name="ce18"/>
        <table:table-column table:style-name="co4" table:default-cell-style-name="ce27"/>
        <table:table-column table:style-name="co4" table:default-cell-style-name="ce29"/>
        <table:table-column table:style-name="co6" table:default-cell-style-name="ce25"/>
        <table:table-column table:style-name="co7" table:default-cell-style-name="Default"/>
        <table:table-column table:style-name="co4" table:default-cell-style-name="ce34"/>
        <table:table-column table:style-name="co4" table:default-cell-style-name="ce36"/>
        <table:table-column table:style-name="co4" table:default-cell-style-name="ce38"/>
        <table:table-column table:style-name="co4" table:default-cell-style-name="ce34"/>
        <table:table-column table:style-name="co4" table:default-cell-style-name="ce36"/>
        <table:table-column table:style-name="co4" table:default-cell-style-name="ce38"/>
        <table:table-column table:style-name="co4" table:default-cell-style-name="ce34"/>
        <table:table-column table:style-name="co4" table:default-cell-style-name="ce36"/>
        <table:table-column table:style-name="co4" table:default-cell-style-name="ce38"/>
        <table:table-column table:style-name="co4" table:default-cell-style-name="ce34"/>
        <table:table-column table:style-name="co4" table:default-cell-style-name="ce36"/>
        <table:table-column table:style-name="co4" table:default-cell-style-name="ce38"/>
        <table:table-row table:style-name="ro1">
          <table:table-cell table:style-name="ce1" office:value-type="string" calcext:value-type="string">
            <text:p>Algoritmo</text:p>
          </table:table-cell>
          <table:table-cell table:style-name="ce3" office:value-type="string" calcext:value-type="string">
            <text:p>Accuratezza_%</text:p>
          </table:table-cell>
          <table:table-cell table:style-name="ce3" office:value-type="string" calcext:value-type="string">
            <text:p>K statistic</text:p>
          </table:table-cell>
          <table:table-cell table:style-name="ce3" office:value-type="string" calcext:value-type="string">
            <text:p>FP_rate</text:p>
          </table:table-cell>
          <table:table-cell table:style-name="ce3" office:value-type="string" calcext:value-type="string">
            <text:p>TP_rate</text:p>
          </table:table-cell>
          <table:table-cell table:style-name="ce3" office:value-type="string" calcext:value-type="string">
            <text:p>FN_rate (confidence 0.01)</text:p>
          </table:table-cell>
          <table:table-cell table:style-name="ce17" office:value-type="string" calcext:value-type="string">
            <text:p>normal_TP</text:p>
          </table:table-cell>
          <table:table-cell table:style-name="ce17" office:value-type="string" calcext:value-type="string">
            <text:p>normal_%</text:p>
          </table:table-cell>
          <table:table-cell table:style-name="ce17" office:value-type="string" calcext:value-type="string">
            <text:p>normal_istanze</text:p>
          </table:table-cell>
          <table:table-cell table:style-name="ce24" office:value-type="string" calcext:value-type="string">
            <text:p>attack_TP</text:p>
          </table:table-cell>
          <table:table-cell table:style-name="ce24" office:value-type="string" calcext:value-type="string">
            <text:p>attack_%</text:p>
          </table:table-cell>
          <table:table-cell table:style-name="ce24" office:value-type="string" calcext:value-type="string">
            <text:p>attack_istanze</text:p>
          </table:table-cell>
          <table:table-cell/>
          <table:table-cell table:style-name="ce32" table:number-columns-repeated="12"/>
        </table:table-row>
        <table:table-row table:style-name="ro1">
          <table:table-cell/>
          <table:table-cell table:style-name="ce4"/>
          <table:table-cell table:style-name="ce7"/>
          <table:table-cell table:style-name="ce9"/>
          <table:table-cell table:style-name="ce11" table:number-columns-repeated="2"/>
          <table:table-cell table:style-name="ce18" table:number-columns-repeated="2"/>
          <table:table-cell/>
          <table:table-cell table:style-name="ce25" table:number-columns-repeated="2"/>
          <table:table-cell table:number-columns-repeated="2"/>
          <table:table-cell table:style-name="ce33"/>
          <table:table-cell table:style-name="ce35"/>
          <table:table-cell/>
          <table:table-cell table:style-name="ce33"/>
          <table:table-cell table:style-name="ce35"/>
          <table:table-cell/>
          <table:table-cell table:style-name="ce33"/>
          <table:table-cell table:style-name="ce35"/>
          <table:table-cell/>
          <table:table-cell table:style-name="ce33"/>
          <table:table-cell table:style-name="ce35"/>
          <table:table-cell/>
        </table:table-row>
        <table:table-row table:style-name="ro1">
          <table:table-cell office:value-type="string" calcext:value-type="string">
            <text:p>J48</text:p>
          </table:table-cell>
          <table:table-cell table:style-name="ce5" office:value-type="float" office:value="99.9" calcext:value-type="float">
            <text:p>99.9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9" calcext:value-type="float">
            <text:p>0.999</text:p>
          </table:table-cell>
          <table:table-cell office:value-type="float" office:value="0" calcext:value-type="float">
            <text:p>0</text:p>
          </table:table-cell>
          <table:table-cell office:value-type="float" office:value="0.999" calcext:value-type="float">
            <text:p>0.999</text:p>
          </table:table-cell>
          <table:table-cell office:value-type="float" office:value="99.7" calcext:value-type="float">
            <text:p>99.7</text:p>
          </table:table-cell>
          <table:table-cell table:style-name="ce23" office:value-type="float" office:value="9727" calcext:value-type="float">
            <text:p>9727</text:p>
          </table:table-cell>
          <table:table-cell table:style-name="ce26" office:value-type="float" office:value="0.999" calcext:value-type="float">
            <text:p>0.999</text:p>
          </table:table-cell>
          <table:table-cell office:value-type="float" office:value="99.9" calcext:value-type="float">
            <text:p>99.9</text:p>
          </table:table-cell>
          <table:table-cell office:value-type="float" office:value="39667" calcext:value-type="float">
            <text:p>39667</text:p>
          </table:table-cell>
          <table:table-cell table:number-columns-repeated="7"/>
          <table:table-cell table:style-name="ce40"/>
          <table:table-cell table:number-columns-repeated="5"/>
        </table:table-row>
        <table:table-row table:style-name="ro1">
          <table:table-cell office:value-type="string" calcext:value-type="string">
            <text:p>Naive Bayes</text:p>
          </table:table-cell>
          <table:table-cell table:style-name="ce5" office:value-type="float" office:value="99.64" calcext:value-type="float">
            <text:p>99.64</text:p>
          </table:table-cell>
          <table:table-cell office:value-type="float" office:value="0.9576" calcext:value-type="float">
            <text:p>0.9576</text:p>
          </table:table-cell>
          <table:table-cell office:value-type="float" office:value="0.017" calcext:value-type="float">
            <text:p>0.017</text:p>
          </table:table-cell>
          <table:table-cell office:value-type="float" office:value="0.986" calcext:value-type="float">
            <text:p>0.986</text:p>
          </table:table-cell>
          <table:table-cell office:value-type="float" office:value="0.02" calcext:value-type="float">
            <text:p>0.02</text:p>
          </table:table-cell>
          <table:table-cell office:value-type="float" office:value="0.982" calcext:value-type="float">
            <text:p>0.982</text:p>
          </table:table-cell>
          <table:table-cell office:value-type="float" office:value="98.26" calcext:value-type="float">
            <text:p>98.26</text:p>
          </table:table-cell>
          <table:table-cell table:style-name="ce23" office:value-type="float" office:value="9727" calcext:value-type="float">
            <text:p>9727</text:p>
          </table:table-cell>
          <table:table-cell table:style-name="ce26" office:value-type="float" office:value="0.987" calcext:value-type="float">
            <text:p>0.987</text:p>
          </table:table-cell>
          <table:table-cell office:value-type="float" office:value="98.67" calcext:value-type="float">
            <text:p>98.67</text:p>
          </table:table-cell>
          <table:table-cell office:value-type="float" office:value="39667" calcext:value-type="float">
            <text:p>396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yesNet</text:p>
          </table:table-cell>
          <table:table-cell table:style-name="ce5" office:value-type="float" office:value="99.93" calcext:value-type="float">
            <text:p>99.93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9" calcext:value-type="float">
            <text:p>0.999</text:p>
          </table:table-cell>
          <table:table-cell office:value-type="float" office:value="0" calcext:value-type="float">
            <text:p>0</text:p>
          </table:table-cell>
          <table:table-cell office:value-type="float" office:value="0.999" calcext:value-type="float">
            <text:p>0.999</text:p>
          </table:table-cell>
          <table:table-cell office:value-type="float" office:value="99.85" calcext:value-type="float">
            <text:p>99.85</text:p>
          </table:table-cell>
          <table:table-cell table:style-name="ce23" office:value-type="float" office:value="9727" calcext:value-type="float">
            <text:p>9727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99.95" calcext:value-type="float">
            <text:p>99.95</text:p>
          </table:table-cell>
          <table:table-cell office:value-type="float" office:value="39667" calcext:value-type="float">
            <text:p>39667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ultilayer Perceptron</text:p>
          </table:table-cell>
          <table:table-cell office:value-type="float" office:value="99.39" calcext:value-type="float">
            <text:p>99.39</text:p>
          </table:table-cell>
          <table:table-cell office:value-type="float" office:value="0.9809" calcext:value-type="float">
            <text:p>0.98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994" calcext:value-type="float">
            <text:p>0.994</text:p>
          </table:table-cell>
          <table:table-cell table:style-name="ce49" office:value-type="float" office:value="0.003" calcext:value-type="float">
            <text:p>0.003</text:p>
          </table:table-cell>
          <table:table-cell office:value-type="float" office:value="0.993" calcext:value-type="float">
            <text:p>0.993</text:p>
          </table:table-cell>
          <table:table-cell office:value-type="float" office:value="98.21" calcext:value-type="float">
            <text:p>98.21</text:p>
          </table:table-cell>
          <table:table-cell office:value-type="float" office:value="9727" calcext:value-type="float">
            <text:p>9727</text:p>
          </table:table-cell>
          <table:table-cell office:value-type="float" office:value="0.994" calcext:value-type="float">
            <text:p>0.994</text:p>
          </table:table-cell>
          <table:table-cell office:value-type="float" office:value="99.86" calcext:value-type="float">
            <text:p>99.86</text:p>
          </table:table-cell>
          <table:table-cell office:value-type="float" office:value="39667" calcext:value-type="float">
            <text:p>396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Bk (1)</text:p>
          </table:table-cell>
          <table:table-cell office:value-type="float" office:value="99.93" calcext:value-type="float">
            <text:p>99.93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9" calcext:value-type="float">
            <text:p>0.999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.999" calcext:value-type="float">
            <text:p>0.999</text:p>
          </table:table-cell>
          <table:table-cell office:value-type="float" office:value="99.85" calcext:value-type="float">
            <text:p>99.85</text:p>
          </table:table-cell>
          <table:table-cell office:value-type="float" office:value="9727" calcext:value-type="float">
            <text:p>9727</text:p>
          </table:table-cell>
          <table:table-cell office:value-type="float" office:value="1" calcext:value-type="float">
            <text:p>1</text:p>
          </table:table-cell>
          <table:table-cell office:value-type="float" office:value="99.95" calcext:value-type="float">
            <text:p>99.95</text:p>
          </table:table-cell>
          <table:table-cell office:value-type="float" office:value="39667" calcext:value-type="float">
            <text:p>396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Bk (3)</text:p>
          </table:table-cell>
          <table:table-cell office:value-type="float" office:value="99.91" calcext:value-type="float">
            <text:p>99.91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9" calcext:value-type="float">
            <text:p>0.999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99.82" calcext:value-type="float">
            <text:p>99.82</text:p>
          </table:table-cell>
          <table:table-cell office:value-type="float" office:value="9727" calcext:value-type="float">
            <text:p>9727</text:p>
          </table:table-cell>
          <table:table-cell office:value-type="float" office:value="0.999" calcext:value-type="float">
            <text:p>0.999</text:p>
          </table:table-cell>
          <table:table-cell office:value-type="float" office:value="99.94" calcext:value-type="float">
            <text:p>99.94</text:p>
          </table:table-cell>
          <table:table-cell office:value-type="float" office:value="39667" calcext:value-type="float">
            <text:p>396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Bk (5)</text:p>
          </table:table-cell>
          <table:table-cell office:value-type="float" office:value="99.92" calcext:value-type="float">
            <text:p>99.92</text:p>
          </table:table-cell>
          <table:table-cell office:value-type="float" office:value="0.9976" calcext:value-type="float">
            <text:p>0.9976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9" calcext:value-type="float">
            <text:p>0.999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.999" calcext:value-type="float">
            <text:p>0.999</text:p>
          </table:table-cell>
          <table:table-cell office:value-type="float" office:value="99.78" calcext:value-type="float">
            <text:p>99.78</text:p>
          </table:table-cell>
          <table:table-cell office:value-type="float" office:value="9727" calcext:value-type="float">
            <text:p>9727</text:p>
          </table:table-cell>
          <table:table-cell office:value-type="float" office:value="0.999" calcext:value-type="float">
            <text:p>0.999</text:p>
          </table:table-cell>
          <table:table-cell office:value-type="float" office:value="99.93" calcext:value-type="float">
            <text:p>99.93</text:p>
          </table:table-cell>
          <table:table-cell table:style-name="ce31" office:value-type="float" office:value="39667" calcext:value-type="float">
            <text:p>39667</text:p>
          </table:table-cell>
          <table:table-cell table:number-columns-repeated="2"/>
          <table:table-cell table:style-name="ce37"/>
          <table:table-cell table:number-columns-repeated="2"/>
          <table:table-cell table:style-name="ce39"/>
          <table:table-cell table:number-columns-repeated="7"/>
        </table:table-row>
        <calcext:conditional-formats>
          <calcext:conditional-format calcext:target-range-address="Sheet1.B2:Sheet1.B9">
            <calcext:condition calcext:apply-style-name="Warning" calcext:value="&lt;90" calcext:base-cell-address="Sheet1.B2"/>
            <calcext:condition calcext:apply-style-name="Untitled2" calcext:value="&gt;=90" calcext:base-cell-address="Sheet1.B2"/>
          </calcext:conditional-format>
          <calcext:conditional-format calcext:target-range-address="Sheet1.O2:Sheet1.O9 Sheet1.R2:Sheet1.R9 Sheet1.U2:Sheet1.U9 Sheet1.X2:Sheet1.X9">
            <calcext:condition calcext:apply-style-name="Untitled1" calcext:value="&gt;=90" calcext:base-cell-address="Sheet1.O2"/>
            <calcext:condition calcext:apply-style-name="Untitled8" calcext:value="between(70,90)" calcext:base-cell-address="Sheet1.O2"/>
            <calcext:condition calcext:apply-style-name="Warning" calcext:value="&lt;70" calcext:base-cell-address="Sheet1.O2"/>
          </calcext:conditional-format>
          <calcext:conditional-format calcext:target-range-address="Sheet1.N2:Sheet1.N9 Sheet1.Q2:Sheet1.Q9 Sheet1.T2:Sheet1.T9 Sheet1.W2:Sheet1.W9">
            <calcext:condition calcext:apply-style-name="Untitled1" calcext:value="&gt;=0.9" calcext:base-cell-address="Sheet1.N2"/>
            <calcext:condition calcext:apply-style-name="Untitled8" calcext:value="between(0.7,0.9)" calcext:base-cell-address="Sheet1.N2"/>
            <calcext:condition calcext:apply-style-name="Warning" calcext:value="&lt;0.7" calcext:base-cell-address="Sheet1.N2"/>
          </calcext:conditional-format>
          <calcext:conditional-format calcext:target-range-address="Sheet1.B3:Sheet1.B5">
            <calcext:condition calcext:apply-style-name="Warning" calcext:value="&lt;90" calcext:base-cell-address="Sheet1.B3"/>
            <calcext:condition calcext:apply-style-name="Untitled1" calcext:value="&gt;=90" calcext:base-cell-address="Sheet1.B3"/>
          </calcext:conditional-format>
          <calcext:conditional-format calcext:target-range-address="Sheet1.B3:Sheet1.B9">
            <calcext:condition calcext:apply-style-name="Warning" calcext:value="&lt;90" calcext:base-cell-address="Sheet1.B3"/>
            <calcext:condition calcext:apply-style-name="Untitled2" calcext:value="&gt;=90" calcext:base-cell-address="Sheet1.B3"/>
          </calcext:conditional-format>
          <calcext:conditional-format calcext:target-range-address="Sheet1.O3:Sheet1.O9 Sheet1.R3:Sheet1.R9 Sheet1.U3:Sheet1.U9 Sheet1.X3:Sheet1.X9">
            <calcext:condition calcext:apply-style-name="Untitled1" calcext:value="&gt;=90" calcext:base-cell-address="Sheet1.O3"/>
            <calcext:condition calcext:apply-style-name="Untitled8" calcext:value="between(70,90)" calcext:base-cell-address="Sheet1.O3"/>
            <calcext:condition calcext:apply-style-name="Warning" calcext:value="&lt;70" calcext:base-cell-address="Sheet1.O3"/>
          </calcext:conditional-format>
          <calcext:conditional-format calcext:target-range-address="Sheet1.N3:Sheet1.N9 Sheet1.Q3:Sheet1.Q9 Sheet1.T4:Sheet1.T9 Sheet1.W3:Sheet1.W9">
            <calcext:condition calcext:apply-style-name="Untitled1" calcext:value="&gt;=0.9" calcext:base-cell-address="Sheet1.N3"/>
            <calcext:condition calcext:apply-style-name="Untitled8" calcext:value="between(0.7,0.9)" calcext:base-cell-address="Sheet1.N3"/>
            <calcext:condition calcext:apply-style-name="Warning" calcext:value="&lt;0.7" calcext:base-cell-address="Sheet1.N3"/>
          </calcext:conditional-format>
          <calcext:conditional-format calcext:target-range-address="Sheet1.C2:Sheet1.C9">
            <calcext:condition calcext:apply-style-name="Untitled3" calcext:value="between(0.8,1)" calcext:base-cell-address="Sheet1.C2"/>
            <calcext:condition calcext:apply-style-name="Untitled4" calcext:value="between(0.6,0.8)" calcext:base-cell-address="Sheet1.C2"/>
            <calcext:condition calcext:apply-style-name="Warning" calcext:value="&lt;0.6" calcext:base-cell-address="Sheet1.C2"/>
          </calcext:conditional-format>
          <calcext:conditional-format calcext:target-range-address="Sheet1.D2:Sheet1.D9">
            <calcext:condition calcext:apply-style-name="Untitled1" calcext:value="&lt;=0.09" calcext:base-cell-address="Sheet1.D2"/>
            <calcext:condition calcext:apply-style-name="Warning" calcext:value="&gt;0.09" calcext:base-cell-address="Sheet1.D2"/>
          </calcext:conditional-format>
          <calcext:conditional-format calcext:target-range-address="Sheet1.C3:Sheet1.C9">
            <calcext:condition calcext:apply-style-name="Untitled3" calcext:value="between(0.8,1)" calcext:base-cell-address="Sheet1.C3"/>
            <calcext:condition calcext:apply-style-name="Untitled4" calcext:value="between(0.6,0.8)" calcext:base-cell-address="Sheet1.C3"/>
            <calcext:condition calcext:apply-style-name="Warning" calcext:value="&lt;0.6" calcext:base-cell-address="Sheet1.C3"/>
          </calcext:conditional-format>
          <calcext:conditional-format calcext:target-range-address="Sheet1.D3:Sheet1.D9">
            <calcext:condition calcext:apply-style-name="Warning" calcext:value="&lt;0.9" calcext:base-cell-address="Sheet1.E3"/>
            <calcext:condition calcext:apply-style-name="Untitled6" calcext:value="&gt;=0.9" calcext:base-cell-address="Sheet1.E3"/>
          </calcext:conditional-format>
          <calcext:conditional-format calcext:target-range-address="Sheet1.F3:Sheet1.F9">
            <calcext:condition calcext:apply-style-name="Untitled1" calcext:value="between(0,0.09)" calcext:base-cell-address="Sheet1.F3"/>
            <calcext:condition calcext:apply-style-name="Untitled8" calcext:value="between(0.09,0.15)" calcext:base-cell-address="Sheet1.F3"/>
            <calcext:condition calcext:apply-style-name="Warning" calcext:value="&gt;0.15" calcext:base-cell-address="Sheet1.F3"/>
          </calcext:conditional-format>
          <calcext:conditional-format calcext:target-range-address="Sheet1.E3:Sheet1.E9 Sheet1.G3:Sheet1.G9 Sheet1.J3:Sheet1.J9">
            <calcext:condition calcext:apply-style-name="Untitled1" calcext:value="&gt;=0.9" calcext:base-cell-address="Sheet1.E3"/>
            <calcext:condition calcext:apply-style-name="Untitled8" calcext:value="between(0.7,0.9)" calcext:base-cell-address="Sheet1.E3"/>
            <calcext:condition calcext:apply-style-name="Warning" calcext:value="&lt;0.7" calcext:base-cell-address="Sheet1.E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2" style:family="table-cell" style:parent-style-name="Default">
      <style:text-properties fo:color="#00a65d"/>
    </style:style>
    <style:style style:name="Untitled3" style:family="table-cell" style:parent-style-name="Default">
      <style:text-properties fo:color="#00a65d"/>
    </style:style>
    <style:style style:name="Untitled4" style:family="table-cell" style:parent-style-name="Default">
      <style:text-properties fo:color="#faa61a"/>
    </style:style>
    <style:style style:name="Untitled6" style:family="table-cell" style:parent-style-name="Default">
      <style:text-properties fo:color="#00a65d"/>
    </style:style>
    <style:style style:name="Untitled7" style:family="table-cell" style:parent-style-name="Default">
      <style:text-properties fo:color="#00a65d"/>
    </style:style>
    <style:style style:name="Untitled8" style:family="table-cell" style:parent-style-name="Default">
      <style:text-properties fo:color="#f58220"/>
    </style:style>
    <style:style style:name="Untitled1" style:family="table-cell" style:parent-style-name="Default">
      <style:text-properties fo:color="#00a65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10:18:36.158354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4T12:25:30.934480392</meta:creation-date>
    <dc:date>2020-11-17T10:20:10.433779420</dc:date>
    <meta:editing-duration>PT2H45M12S</meta:editing-duration>
    <meta:editing-cycles>13</meta:editing-cycles>
    <meta:generator>LibreOffice/6.0.7.3$Linux_X86_64 LibreOffice_project/00m0$Build-3</meta:generator>
    <meta:document-statistic meta:table-count="1" meta:cell-count="96" meta:object-count="0"/>
  </office:meta>
</office:document-meta>
</file>